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9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2" table:number-rows-spanned="1">
            <text:p>BOM: OLSK Big 3D Printer v1</text:p>
          </table:table-cell>
          <table:covered-table-cell table:style-name="ce7"/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8" office:value-type="string" calcext:value-type="string">
            <text:p>Part Name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Main Frame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Aluminum Profile 6060 Nut 6 120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Aluminum Profile 6060 Nut 6 1080mm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Aluminum Profile 3030 Nut 6 15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0" office:value-type="string" calcext:value-type="string">
            <text:p>6060 Bracket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3030 Bracket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Housing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lectronics Cover (Bent Aluminum Composite)</text:p>
          </table:table-cell>
          <table:table-cell table:style-name="ce1" table:number-columns-repeated="2"/>
          <table:table-cell table:style-name="ce13"/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Back Left Pannel (Aluminum Composite)</text:p>
          </table:table-cell>
          <table:table-cell table:style-name="ce1" table:number-columns-repeated="2"/>
          <table:table-cell table:style-name="ce13"/>
          <table:table-cell table:style-name="ce1" table:number-columns-repeated="13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Back Left Pannel A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Back Left Pannel B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Back Pannel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Front Left Pannel (Bent 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Front Left Pannel (Bent 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Front Right Pannel (Bent 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Back Right Pannel A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Back Right Pannel B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Back Right Pannel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Front Right Pannel (Bent 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Magnet Holder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ottom Magnet Spacer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Magnet Holder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op Magnet Spacer (Aluminum Composi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Neodymium Magnets 30x2mm Round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6060 Aluminum Hinge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lastic Handle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aster with Brake 8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Drag Chain Guide (L 30x20x2 Aluminum Profil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ide Window (6mm Acrylic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ack Window (6mm Acrylic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Front Door (6mm Acrylic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pool Axis (PVC pip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pool Axis Holder (Laser cutted acrylic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pool Axis Stopper (Laser cutted acrylic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Bed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Bracket 60x60x3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ed (Milled Aluminum Plat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Aluminum Profile 3060 Nut 8 1225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Aluminum Profile 3060 Nut 8 525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Aluminum Profile 3060 Nut 8 108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Lower Bed Reinforcement (L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Lower Bed Reinforcement (X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X Axis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tepper Motor Nema 23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Aluminum Profile 303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Bearing 637/8 ZZ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Y Linear Carriage HGH15C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Motor Plate (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ulley 40T 1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T2 Belt 1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Pulley Support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hain holder - (Bent 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Drag Chain <text:s/>(J15BF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Drag Chain Support (L 30x70x2 Aluminum Profil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Linear Rail H15C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 Gantry Support (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Linear Carriage HGH15C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Y Axis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tepper Motor Nema 24 Dual Shaft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Linear Shaft 12mm 60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haft Coupler 8 to 12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Y Shaft Bearing Bracket (POM mill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Bearing 61801-2Z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Bearing 61901-ZZ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3030 bracket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T2 Belt 1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Bearing 637/8 ZZ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Y Shaft Support (POM mill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ulley 40T 1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Motor Holder (POM mill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Limit Switch Bracket (Bent 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Drag Chain 18x2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Y Linear Rail H15C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Z Axis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tepper Motor Nema 24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Aluminum Profile 3030 Nut 6 133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Bearing Spacer 636 ZZ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Bearing 636 ZZ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Linear Shaft 20mm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Lead Screw TR2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HTM M3 Belt 10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Brass Nut TR4x2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Breaing 6001 ZZ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Bed Corner Support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Bottom Shaft and Screw Base Mount (POM mill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Pulley HTD M3 9mm 40T Bore 8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Pulley HTD M3 9mm 20T Bore 8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Top Shaft and Screw Base Mount (POM mill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Z Motor Holder (POM mill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Angular Bearing 3201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Linear Bearing 20mm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Extruder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tepper Motor Nema 17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V6 Heatbreak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itan Aero Extruder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Z Probe Holder (Bent 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Inductive Sensor LJ12A3-4-Z-AX NPN NC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Heating Block (Milled Copper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xtruder Mounting Plate (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uperVolcano Nozzle 1.4m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Radial Fan Sunon MF50152VX-1L01C-Q99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xtruder Fan Sunon EB402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Fan Bracket (Bent 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Drag Chain Holder (Milled Aluminum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Tube FIlament Guide (External 12mm pipe)</text:p>
          </table:table-cell>
          <table:table-cell table:style-name="ce1" table:number-columns-repeated="4"/>
          <table:table-cell table:style-name="ce13"/>
          <table:table-cell table:style-name="ce1" table:number-columns-repeated="11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Filament guide (PTFE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Electronics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Stepper Motor Driver dm556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Wiring Finger Duct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USB Type A to mini USB - Panel Mount Adapter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Inductive Sensor LJ12A3-4-Z-AX NPN NC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SR-40 DA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Power Plug 20A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Power Switch 20A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24v 1000w Power Supply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Cable Gland PG1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ain Board - BIGTREETECH SKR 2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creen - BIGTREETECH TFT35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Cables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Heating Cartridge Cable - 2x1mm2 5.1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Heating Sensor Cable - 2x0.25mm2 5.1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Heating Bed Cable - 2x2.5mm2 2.3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Heating Bed Sensor - 2x0.25mm2 2.3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xtruder Motor Cable - 4x0.5mm2 5.1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Motor Cable - 4x0.5mm2 3.7m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Motor Cable - 4x0.5mm2 3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Z Motor Cable - 4x0.5mm2 0.7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Z Inductive Sensor Cable - 3x0.25mm2 <text:s/>5.1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 Inductive Sensor Cable - 3x0.25mm2 3.7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 Inductive Sensor Cable - 3x0.25mm2 2.3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creen Cable - 5x0.25mm2 with 2.54 pitch female JST connector <text:s/>5.1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Fan Cable - 2x0.25mm2 5.1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AC Cable 1 - 3x1.5mm2 Cable 0.8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AC Cable 2 - 3x1.5mm2 Cable 0.6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arth Cable - 1x1.5mm2 0.25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Driver Cable - 4x0.5mm2 0.6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Limit Switch Cable - 3x0.25mm2 0.12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DC Cable to Main Board - 2x1mm2 <text:s/>0.9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DC Cable to Sensor Board - 2x1mm2 <text:s/>0.6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SR to Main Board - 2x1mm2 0.6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DC to Drivers 2x1.5mm2 (with 4 pairs of connectors in series) 1.3m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SR to AC - 1x1.5mm2 0.5m 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5"/>
          <table:table-cell table:style-name="ce9" office:value-type="string" calcext:value-type="string">
            <text:p>Fasteners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-screw ISO7380-1 M3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B-screw ISO7380-1 M3-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B-screw ISO7380-1 M4-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B-screw ISO7380-1 M5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B-screw ISO7380-1 M5-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B-screw ISO7380-1 M6-1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0" office:value-type="string" calcext:value-type="string">
            <text:p>B-screw ISO7380-1 M6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B-screw ISO7380-1 M6-1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B-screw ISO7380-1 M8-2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B-screw ISO7380-1 M8-7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-screw DIN912 M12-7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-screw DIN912 M2-5.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-screw DIN912 M3-1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C-screw DIN912 M3-14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-screw DIN912 M4-1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C-screw DIN912 M4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0" office:value-type="string" calcext:value-type="string">
            <text:p>C-screw DIN912 M4-1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C-screw DIN912 M4-2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-screw DIN912 M4-3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-screw DIN912 M4-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C-screw DIN912 M5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C-screw DIN912 M5-2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C-screw DIN912 M5-3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-screw DIN912 M6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10" office:value-type="string" calcext:value-type="string">
            <text:p>C-screw DIN912 M6-14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10" office:value-type="string" calcext:value-type="string">
            <text:p>C-screw DIN912 M6-1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10" office:value-type="string" calcext:value-type="string">
            <text:p>C-screw DIN912 M6-2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0" office:value-type="string" calcext:value-type="string">
            <text:p>C-screw DIN912 M6-3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C-screw DIN912 M6-4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0" office:value-type="string" calcext:value-type="string">
            <text:p>C-screw DIN912 M6-50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-screw DIN912 M8-20</text:p>
          </table:table-cell>
          <table:table-cell table:style-name="ce1" table:number-columns-repeated="4"/>
          <table:table-cell table:style-name="ce13"/>
          <table:table-cell table:style-name="ce1" table:number-columns-repeated="11"/>
          <table:table-cell table:number-columns-repeated="100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Countersunk Screw DIN7991 M6-12</text:p>
          </table:table-cell>
          <table:table-cell table:style-name="ce1" table:number-columns-repeated="4"/>
          <table:table-cell table:style-name="ce13"/>
          <table:table-cell table:style-name="ce1" table:number-columns-repeated="11"/>
          <table:table-cell table:number-columns-repeated="1006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Countersunk Screw DIN7991 M6-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0" office:value-type="string" calcext:value-type="string">
            <text:p>Countersunk Screw DIN7991 M6-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Countersunk Screw DIN7991 M8-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Lock Nut DIN985 M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Lock Nut DIN985M4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0" office:value-type="string" calcext:value-type="string">
            <text:p>Lock Nut DIN985 M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10" office:value-type="string" calcext:value-type="string">
            <text:p>Lock Nut DIN985 M6</text:p>
          </table:table-cell>
          <table:table-cell table:style-name="ce1" table:number-columns-repeated="3"/>
          <table:table-cell table:style-name="ce13"/>
          <table:table-cell table:style-name="ce1" table:number-columns-repeated="12"/>
          <table:table-cell table:number-columns-repeated="100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Lock Nut DIN985 M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Pan Head Screw M2-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Plastic Screw M3-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Standoff M-F M3 10+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Standoff M-F M3 20+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Standoff M-F M3 6+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0" office:value-type="string" calcext:value-type="string">
            <text:p>T-nut M4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T-nut M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559" calcext:value-type="float">
            <text:p>559</text:p>
          </table:table-cell>
          <table:table-cell table:style-name="ce10" office:value-type="string" calcext:value-type="string">
            <text:p>T-nut M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T-nut M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Washer <text:s/>M6 Large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Washer <text:s/>M8 Big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Washer DIN6902 M12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Washer DIN6902 M5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10" office:value-type="string" calcext:value-type="string">
            <text:p>Washer DIN6902 M6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Washer DIN6902 M8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Wire Fixer (3D Print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Wire Holder (Laser Cutted)</text:p>
          </table:table-cell>
          <table:table-cell table:style-name="ce1" table:number-columns-repeated="16"/>
          <table:table-cell table:number-columns-repeated="1006"/>
        </table:table-row>
        <table:table-row table:style-name="ro1">
          <table:table-cell table:style-name="ce1" table:number-columns-repeated="18"/>
          <table:table-cell table:number-columns-repeated="1006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3" meta:object-count="0"/>
    <meta:generator>LibreOfficeDev/6.0.5.2$Linux_X86_64 LibreOffice_project/</meta:generator>
  </office:meta>
</office:document-meta>
</file>